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49.29mm" svg:y="60.29mm">
            <draw:object draw:notify-on-update-of-ranges="Hoja1.A1:Hoja1.A1 Hoja1.A2:Hoja1.A4 Hoja1.B1:Hoja1.B1 Hoja1.B2:Hoja1.B4 Hoja1.C1:Hoja1.C1 Hoja1.C2:Hoja1.C4 Hoja1.D1:Hoja1.D1 Hoja1.D2:Hoja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statico</text:p>
          </table:table-cell>
          <table:table-cell office:value-type="string" calcext:value-type="string">
            <text:p>Dinamico</text:p>
          </table:table-cell>
          <table:table-cell office:value-type="string" calcext:value-type="string">
            <text:p>Guiado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style-name="ce1" office:value-type="float" office:value="0.035314373" calcext:value-type="float">
            <text:p>0,035314373</text:p>
          </table:table-cell>
          <table:table-cell table:style-name="ce1" office:value-type="float" office:value="0.032565041" calcext:value-type="float">
            <text:p>0,032565041</text:p>
          </table:table-cell>
          <table:table-cell table:style-name="ce1" office:value-type="float" office:value="0.036856757" calcext:value-type="float">
            <text:p>0,03685675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style-name="ce2" office:value-type="float" office:value="0.036739649" calcext:value-type="float">
            <text:p>0,036739649</text:p>
          </table:table-cell>
          <table:table-cell table:style-name="ce2" office:value-type="float" office:value="0.035944406" calcext:value-type="float">
            <text:p>0,035944406</text:p>
          </table:table-cell>
          <table:table-cell table:style-name="ce2" office:value-type="float" office:value="0.050059728" calcext:value-type="float">
            <text:p>0,050059728</text:p>
          </table:table-cell>
        </table:table-row>
        <table:table-row table:style-name="ro1">
          <table:table-cell/>
          <table:table-cell table:style-name="ce3" office:value-type="float" office:value="0.030951973" calcext:value-type="float">
            <text:p>0,030951973</text:p>
          </table:table-cell>
          <table:table-cell table:style-name="ce3" office:value-type="float" office:value="0.028559766" calcext:value-type="float">
            <text:p>0,028559766</text:p>
          </table:table-cell>
          <table:table-cell table:style-name="ce3" office:value-type="float" office:value="0.035769613" calcext:value-type="float">
            <text:p>0,035769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2:54:16.693114177</meta:creation-date>
    <dc:date>2019-05-15T13:04:35.446622372</dc:date>
    <meta:editing-duration>PT10M21S</meta:editing-duration>
    <meta:editing-cycles>2</meta:editing-cycles>
    <meta:generator>LibreOffice/6.0.7.3$Linux_X86_64 LibreOffice_project/00m0$Build-3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706cm" style:legend-expansion="high" chart:style-name="ch2"/>
        <chart:plot-area chart:style-name="ch3" table:cell-range-address="Hoja1.A1:Hoja1.D4" chart:data-source-has-labels="both" svg:x="0.319cm" svg:y="0.18cm" svg:width="12.587cm" svg:height="8.646cm">
          <chartooo:coordinate-region svg:x="1.231cm" svg:y="0.379cm" svg:width="11.25cm" svg:height="7.8cm"/>
          <chart:axis chart:dimension="x" chart:name="primary-x" chart:style-name="ch4" chartooo:axis-type="auto">
            <chart:categories table:cell-range-address="Hoja1.A2:Hoja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label-cell-address="Hoja1.B1:Hoja1.B1" chart:class="chart:scatter">
            <chart:domain table:cell-range-address="Hoja1.A2:Hoja1.A4"/>
            <chart:data-point chart:repeated="3"/>
          </chart:series>
          <chart:series chart:style-name="ch7" chart:values-cell-range-address="Hoja1.C2:Hoja1.C4" chart:label-cell-address="Hoja1.C1:Hoja1.C1" chart:class="chart:scatter">
            <chart:data-point chart:repeated="3"/>
          </chart:series>
          <chart:series chart:style-name="ch8" chart:values-cell-range-address="Hoja1.D2:Hoja1.D4" chart:label-cell-address="Hoja1.D1:Hoja1.D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atico</text:p>
                <draw:g>
                  <svg:desc>Hoja1.B1:Hoja1.B1</svg:desc>
                </draw:g>
              </table:table-cell>
              <table:table-cell office:value-type="string">
                <text:p>Dinamico</text:p>
                <draw:g>
                  <svg:desc>Hoja1.C1:Hoja1.C1</svg:desc>
                </draw:g>
              </table:table-cell>
              <table:table-cell office:value-type="string">
                <text:p>Guiado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0.03">
                <text:p>0.03</text:p>
                <draw:g>
                  <svg:desc>Hoja1.A2:Hoja1.A4</svg:desc>
                </draw:g>
              </table:table-cell>
              <table:table-cell office:value-type="float" office:value="0.035314373">
                <text:p>0.035314373</text:p>
                <draw:g>
                  <svg:desc>Hoja1.B2:Hoja1.B4</svg:desc>
                </draw:g>
              </table:table-cell>
              <table:table-cell office:value-type="float" office:value="0.032565041">
                <text:p>0.032565041</text:p>
                <draw:g>
                  <svg:desc>Hoja1.C2:Hoja1.C4</svg:desc>
                </draw:g>
              </table:table-cell>
              <table:table-cell office:value-type="float" office:value="0.036856757">
                <text:p>0.036856757</text:p>
                <draw:g>
                  <svg:desc>Hoja1.D2:Hoja1.D4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36739649">
                <text:p>0.036739649</text:p>
              </table:table-cell>
              <table:table-cell office:value-type="float" office:value="0.035944406">
                <text:p>0.035944406</text:p>
              </table:table-cell>
              <table:table-cell office:value-type="float" office:value="0.050059728">
                <text:p>0.050059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951973">
                <text:p>0.030951973</text:p>
              </table:table-cell>
              <table:table-cell office:value-type="float" office:value="0.028559766">
                <text:p>0.028559766</text:p>
              </table:table-cell>
              <table:table-cell office:value-type="float" office:value="0.035769613">
                <text:p>0.035769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